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2">
      <style:paragraph-properties fo:text-align="end" style:justify-single-word="false" style:writing-mode="rl-tb"/>
    </style:style>
    <style:style style:name="P2" style:family="paragraph" style:parent-style-name="Text_20_body">
      <style:paragraph-properties fo:text-align="end" style:justify-single-word="false" style:writing-mode="rl-tb"/>
    </style:style>
    <style:style style:name="P3" style:family="paragraph" style:parent-style-name="Text_20_body">
      <style:paragraph-properties fo:text-align="end" style:justify-single-word="false" style:writing-mode="rl-tb"/>
      <style:text-properties officeooo:paragraph-rsid="00211719"/>
    </style:style>
    <style:style style:name="P4" style:family="paragraph" style:parent-style-name="Text_20_body">
      <style:paragraph-properties fo:text-align="end" style:justify-single-word="false" style:writing-mode="rl-tb"/>
      <style:text-properties officeooo:paragraph-rsid="0022bf8d"/>
    </style:style>
    <style:style style:name="P5" style:family="paragraph" style:parent-style-name="Text_20_body">
      <style:paragraph-properties fo:text-align="end" style:justify-single-word="false" style:writing-mode="rl-tb"/>
      <style:text-properties officeooo:paragraph-rsid="0024aa33"/>
    </style:style>
    <style:style style:name="P6" style:family="paragraph" style:parent-style-name="Text_20_body">
      <style:paragraph-properties fo:text-align="end" style:justify-single-word="false" style:writing-mode="rl-tb"/>
      <style:text-properties officeooo:paragraph-rsid="002e31ce"/>
    </style:style>
    <style:style style:name="P7" style:family="paragraph" style:parent-style-name="Text_20_body">
      <style:paragraph-properties fo:text-align="end" style:justify-single-word="false" style:writing-mode="rl-tb"/>
      <style:text-properties officeooo:paragraph-rsid="00747f41"/>
    </style:style>
    <style:style style:name="P8" style:family="paragraph" style:parent-style-name="Text_20_body">
      <style:paragraph-properties fo:text-align="end" style:justify-single-word="false" style:writing-mode="rl-tb"/>
      <style:text-properties officeooo:paragraph-rsid="00751d4c"/>
    </style:style>
    <style:style style:name="P9" style:family="paragraph" style:parent-style-name="Text_20_body">
      <style:paragraph-properties fo:text-align="end" style:justify-single-word="false" style:writing-mode="rl-tb"/>
      <style:text-properties officeooo:paragraph-rsid="00839605"/>
    </style:style>
    <style:style style:name="P10" style:family="paragraph" style:parent-style-name="Text_20_body">
      <style:paragraph-properties fo:text-align="end" style:justify-single-word="false" style:writing-mode="rl-tb"/>
      <style:text-properties officeooo:paragraph-rsid="0086e64f"/>
    </style:style>
    <style:style style:name="P11" style:family="paragraph" style:parent-style-name="Text_20_body">
      <style:paragraph-properties fo:text-align="end" style:justify-single-word="false" style:writing-mode="rl-tb"/>
      <style:text-properties officeooo:paragraph-rsid="00965159"/>
    </style:style>
    <style:style style:name="P12" style:family="paragraph" style:parent-style-name="Text_20_body">
      <style:paragraph-properties fo:text-align="end" style:justify-single-word="false" style:writing-mode="rl-tb"/>
      <style:text-properties style:font-name="Cantarell" style:font-name-complex="Cantarell"/>
    </style:style>
    <style:style style:name="P13" style:family="paragraph" style:parent-style-name="Text_20_body">
      <style:paragraph-properties fo:text-align="end" style:justify-single-word="false" style:writing-mode="rl-tb"/>
      <style:text-properties style:font-name="Cantarell" officeooo:paragraph-rsid="0023608b" style:font-name-complex="Cantarell"/>
    </style:style>
    <style:style style:name="P14" style:family="paragraph" style:parent-style-name="Text_20_body">
      <style:paragraph-properties fo:text-align="end" style:justify-single-word="false" style:writing-mode="rl-tb"/>
      <style:text-properties style:font-name="Cantarell" officeooo:paragraph-rsid="0024aa33" style:font-name-complex="Cantarell"/>
    </style:style>
    <style:style style:name="P15" style:family="paragraph" style:parent-style-name="Text_20_body">
      <style:paragraph-properties fo:text-align="end" style:justify-single-word="false" style:writing-mode="rl-tb"/>
      <style:text-properties style:font-name="Cantarell" officeooo:paragraph-rsid="0028b94a" style:font-name-complex="Cantarell"/>
    </style:style>
    <style:style style:name="P16" style:family="paragraph" style:parent-style-name="Text_20_body">
      <style:paragraph-properties fo:text-align="end" style:justify-single-word="false" style:writing-mode="rl-tb"/>
      <style:text-properties style:font-name="Cantarell" officeooo:paragraph-rsid="002e31ce" style:font-name-complex="Cantarell"/>
    </style:style>
    <style:style style:name="P17" style:family="paragraph" style:parent-style-name="Text_20_body">
      <style:paragraph-properties fo:text-align="end" style:justify-single-word="false" style:writing-mode="rl-tb"/>
      <style:text-properties style:font-name="Cantarell" officeooo:paragraph-rsid="003f16e1" style:font-name-complex="Cantarell"/>
    </style:style>
    <style:style style:name="P18" style:family="paragraph" style:parent-style-name="Text_20_body">
      <style:paragraph-properties fo:text-align="end" style:justify-single-word="false" style:writing-mode="rl-tb"/>
      <style:text-properties style:font-name="Cantarell" officeooo:paragraph-rsid="0057d1ab" style:font-name-complex="Cantarell"/>
    </style:style>
    <style:style style:name="P19" style:family="paragraph" style:parent-style-name="Text_20_body">
      <style:paragraph-properties fo:text-align="end" style:justify-single-word="false" style:writing-mode="rl-tb"/>
      <style:text-properties style:font-name="Cantarell" officeooo:paragraph-rsid="008e8f3f" style:font-name-complex="Cantarell"/>
    </style:style>
    <style:style style:name="P20" style:family="paragraph" style:parent-style-name="Text_20_body">
      <style:paragraph-properties fo:text-align="end" style:justify-single-word="false" style:writing-mode="rl-tb"/>
      <style:text-properties style:font-name="Cantarell" officeooo:rsid="0027a4b4" officeooo:paragraph-rsid="0027a4b4" style:font-name-complex="Cantarell"/>
    </style:style>
    <style:style style:name="T1" style:family="text">
      <style:text-properties style:font-name="Cantarell" style:font-name-complex="Cantarell"/>
    </style:style>
    <style:style style:name="T2" style:family="text">
      <style:text-properties style:font-name="Cantarell" officeooo:rsid="0018afe9" style:font-name-complex="Cantarell"/>
    </style:style>
    <style:style style:name="T3" style:family="text">
      <style:text-properties style:font-name="Cantarell" officeooo:rsid="001b499d" style:font-name-complex="Cantarell"/>
    </style:style>
    <style:style style:name="T4" style:family="text">
      <style:text-properties style:font-name="Cantarell" officeooo:rsid="001c05af" style:font-name-complex="Cantarell"/>
    </style:style>
    <style:style style:name="T5" style:family="text">
      <style:text-properties style:font-name="Cantarell" officeooo:rsid="001e7514" style:font-name-complex="Cantarell"/>
    </style:style>
    <style:style style:name="T6" style:family="text">
      <style:text-properties style:font-name="Cantarell" officeooo:rsid="00201333" style:font-name-complex="Cantarell"/>
    </style:style>
    <style:style style:name="T7" style:family="text">
      <style:text-properties style:font-name="Cantarell" officeooo:rsid="00266629" style:font-name-complex="Cantarell"/>
    </style:style>
    <style:style style:name="T8" style:family="text">
      <style:text-properties style:font-name="Cantarell" officeooo:rsid="002d2c40" style:font-name-complex="Cantarell"/>
    </style:style>
    <style:style style:name="T9" style:family="text">
      <style:text-properties style:font-name="Cantarell" officeooo:rsid="00679254" style:font-name-complex="Cantarell"/>
    </style:style>
    <style:style style:name="T10" style:family="text">
      <style:text-properties style:font-name="Cantarell" officeooo:rsid="00694c35" style:font-name-complex="Cantarell"/>
    </style:style>
    <style:style style:name="T11" style:family="text">
      <style:text-properties style:font-name="Cantarell" officeooo:rsid="006a2991" style:font-name-complex="Cantarell"/>
    </style:style>
    <style:style style:name="T12" style:family="text">
      <style:text-properties style:font-name="Cantarell" officeooo:rsid="006c52ef" style:font-name-complex="Cantarell"/>
    </style:style>
    <style:style style:name="T13" style:family="text">
      <style:text-properties style:font-name="Cantarell" officeooo:rsid="0072779c" style:font-name-complex="Cantarell"/>
    </style:style>
    <style:style style:name="T14" style:family="text">
      <style:text-properties style:font-name="Cantarell" officeooo:rsid="00741480" style:font-name-complex="Cantarell"/>
    </style:style>
    <style:style style:name="T15" style:family="text">
      <style:text-properties style:font-name="Cantarell" officeooo:rsid="007b503c" style:font-name-complex="Cantarell"/>
    </style:style>
    <style:style style:name="T16" style:family="text">
      <style:text-properties style:font-name="Cantarell" officeooo:rsid="0080054c" style:font-name-complex="Cantarell"/>
    </style:style>
    <style:style style:name="T17" style:family="text">
      <style:text-properties style:font-name="Cantarell" officeooo:rsid="00918390" style:font-name-complex="Cantarell"/>
    </style:style>
    <style:style style:name="T18" style:family="text">
      <style:text-properties style:font-name="Cantarell" officeooo:rsid="00938037" style:font-name-complex="Cantarell"/>
    </style:style>
    <style:style style:name="T19" style:family="text">
      <style:text-properties style:font-name="Cantarell" officeooo:rsid="0096c98d" style:font-name-complex="Cantarell"/>
    </style:style>
    <style:style style:name="T20" style:family="text">
      <style:text-properties style:font-name="Cantarell" officeooo:rsid="009837c9" style:font-name-complex="Cantarell"/>
    </style:style>
    <style:style style:name="T21" style:family="text">
      <style:text-properties style:font-name="Cantarell" officeooo:rsid="009f7a18" style:font-name-complex="Cantarell"/>
    </style:style>
    <style:style style:name="T22" style:family="text">
      <style:text-properties style:font-name="Cantarell" officeooo:rsid="00a216cb" style:font-name-complex="Cantarell"/>
    </style:style>
    <style:style style:name="T23" style:family="text">
      <style:text-properties style:font-name="Cantarell" fo:font-weight="normal" style:font-weight-asian="normal" style:font-name-complex="Cantarell" style:font-weight-complex="normal"/>
    </style:style>
    <style:style style:name="T24" style:family="text">
      <style:text-properties style:font-name="Cantarell" fo:font-weight="normal" officeooo:rsid="002d2c40" style:font-weight-asian="normal" style:font-name-complex="Cantarell" style:font-weight-complex="normal"/>
    </style:style>
    <style:style style:name="T25" style:family="text">
      <style:text-properties style:font-name="Cantarell" fo:font-weight="bold" style:font-weight-asian="bold" style:font-name-complex="Cantarell" style:font-weight-complex="bold"/>
    </style:style>
    <style:style style:name="T26" style:family="text">
      <style:text-properties style:font-name="Cantarell" fo:font-weight="bold" officeooo:rsid="002d2c40" style:font-weight-asian="bold" style:font-name-complex="Cantarell" style:font-weight-complex="bold"/>
    </style:style>
    <style:style style:name="T27" style:family="text">
      <style:text-properties fo:font-weight="bold" style:font-weight-asian="bold" style:font-weight-complex="bold"/>
    </style:style>
    <style:style style:name="T28" style:family="text">
      <style:text-properties fo:font-weight="bold" officeooo:rsid="0028b94a" style:font-weight-asian="bold" style:font-weight-complex="bold"/>
    </style:style>
    <style:style style:name="T29" style:family="text">
      <style:text-properties fo:font-weight="bold" officeooo:rsid="003e858f" style:font-weight-asian="bold" style:font-weight-complex="bold"/>
    </style:style>
    <style:style style:name="T30" style:family="text">
      <style:text-properties fo:font-weight="bold" officeooo:rsid="0056001c" style:font-weight-asian="bold" style:font-weight-complex="bold"/>
    </style:style>
    <style:style style:name="T31" style:family="text">
      <style:text-properties officeooo:rsid="0023608b"/>
    </style:style>
    <style:style style:name="T32" style:family="text">
      <style:text-properties officeooo:rsid="0028b94a"/>
    </style:style>
    <style:style style:name="T33" style:family="text">
      <style:text-properties officeooo:rsid="00331fd4"/>
    </style:style>
    <style:style style:name="T34" style:family="text">
      <style:text-properties officeooo:rsid="003cf529"/>
    </style:style>
    <style:style style:name="T35" style:family="text">
      <style:text-properties officeooo:rsid="003f16e1"/>
    </style:style>
    <style:style style:name="T36" style:family="text">
      <style:text-properties officeooo:rsid="00427c57"/>
    </style:style>
    <style:style style:name="T37" style:family="text">
      <style:text-properties officeooo:rsid="0049586f"/>
    </style:style>
    <style:style style:name="T38" style:family="text">
      <style:text-properties officeooo:rsid="0056001c"/>
    </style:style>
    <style:style style:name="T39" style:family="text">
      <style:text-properties officeooo:rsid="0058fe6c"/>
    </style:style>
    <style:style style:name="T40" style:family="text">
      <style:text-properties officeooo:rsid="005d9ee4"/>
    </style:style>
    <style:style style:name="T41" style:family="text">
      <style:text-properties officeooo:rsid="008b8270"/>
    </style:style>
    <style:style style:name="T42" style:family="text">
      <style:text-properties officeooo:rsid="008bf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این متن به منزله یک توافق نامه آنلاین می باشد و مطابق قانون تجارت الکترونیک است و برخی بند با به متناسب سایت اضافه و برخی حذف گردیده اند</text:span></text:p>
      <text:p text:style-name="P2"><text:span text:style-name="T1">سایت بیت ترپ در دو بخش عمده بیت های رایگان و بیت های فروشی تقسیم بنده شده است<text:line-break/>بستری را برای تمام </text:span><text:span text:style-name="T9">آ</text:span><text:span text:style-name="T1">هنگسازان و کاربران فراهم </text:span><text:span text:style-name="T10">شده </text:span><text:span text:style-name="T11">تا</text:span><text:span text:style-name="T1"> محصولات خود را در این سایت منتشر کنند لذا در صورت فروش</text:span><text:span text:style-name="Strong_20_Emphasis"><text:span text:style-name="T1"> 60 درصد</text:span></text:span><text:span text:style-name="T1"> متعلق به اهنگ ساز </text:span><text:span text:style-name="T12">می‌باشد.</text:span></text:p>
      <text:p text:style-name="P2"><text:span text:style-name="T12"/></text:p>
      <text:p text:style-name="P8"><text:span text:style-name="Strong_20_Emphasis"><text:span text:style-name="T1">بیت‌ترپ</text:span></text:span><text:span text:style-name="T1"> یک رسانه اجتماعی اینترنتی موسیقی جهت نشر آثار افراد فعال در زمینه موسیقی است.</text:span></text:p>
      <text:p text:style-name="P8"><text:span text:style-name="T1"><text:s/></text:span><text:span text:style-name="Strong_20_Emphasis"><text:span text:style-name="T1">بیت‌ترپ</text:span></text:span><text:span text:style-name="T1"> یک بستر انتشار آثار ارسال شده توسط کاربران اهنگ ساز است و هیچ‌گونه مسئولیتی در قابل آثار منتشر شده ندارد مگر پست های و بیت هایی ک مطلق به خود سایت است و در بالا</text:span><text:span text:style-name="T13">ی</text:span><text:span text:style-name="T1"> هر محصول</text:span></text:p>
      <text:p text:style-name="P7"><text:span text:style-name="T1"><text:s/>ذکر </text:span><text:span text:style-name="T14">می‌شود </text:span><text:span text:style-name="T1">که تعلق کامل به سایت دارد و با خیال راحت خرید کنید</text:span></text:p>
      <text:h text:style-name="P1" text:outline-level="2"><text:span text:style-name="T1">اختیارات </text:span><text:span text:style-name="Strong_20_Emphasis"><text:span text:style-name="T1">بیت‌ترپ</text:span></text:span></text:h>
      <text:p text:style-name="P2"><text:span text:style-name="Strong_20_Emphasis"><text:span text:style-name="T1">بیت‌ترپ</text:span></text:span><text:span text:style-name="T1"> می تواند در صورت درخواست مقام قضایی صالح، اطلاعات نمایه کاربران را در اختیار این مقامات قرار دهد.</text:span></text:p>
      <text:p text:style-name="P2"><text:span text:style-name="Strong_20_Emphasis"><text:span text:style-name="T1">بیت‌ترپ</text:span></text:span><text:span text:style-name="T1"> می تواند اطلاعات </text:span><text:span text:style-name="T21">صفحه </text:span><text:span text:style-name="T1">قوانین، شرایط استفاده و حریم خصوصی </text:span><text:span text:style-name="T22">تغییر دهد در این صورت این صفحه اپدیت خواهد شد و اطلاع رسانی خواهد شد.</text:span></text:p>
      <text:p text:style-name="P9"><text:span text:style-name="Strong_20_Emphasis"><text:span text:style-name="T1">بیت‌ترپ </text:span></text:span><text:span text:style-name="T1">می‌تواند از ساعت </text:span><text:span text:style-name="T15">۲۳ </text:span><text:span text:style-name="T1">تا ۲۴ <text:s/></text:span><text:span text:style-name="T16">به وقت تهران </text:span><text:span text:style-name="Strong_20_Emphasis"><text:span text:style-name="T16">بیت‌ترپ</text:span></text:span><text:span text:style-name="T1"> را به حالت تعمیر ببرد پس </text:span><text:span text:style-name="T21">٫ </text:span><text:span text:style-name="T1">از انجام خرید در این زمان به شدت خودداری نمایید</text:span><text:span text:style-name="Strong_20_Emphasis"><text:span text:style-name="T23">.</text:span></text:span></text:p>
      <text:p text:style-name="P9"><text:span text:style-name="Strong_20_Emphasis"><text:span text:style-name="T23"/></text:span></text:p>
      <text:h text:style-name="P1" text:outline-level="2"><text:span text:style-name="T1">تعهدات </text:span><text:span text:style-name="Strong_20_Emphasis"><text:span text:style-name="T1">بیت‌ترپ</text:span></text:span></text:h>
      <text:p text:style-name="P2"><text:span text:style-name="Strong_20_Emphasis"><text:span text:style-name="T1">بیت‌ترپ</text:span></text:span><text:span text:style-name="T1"> متعهد است اطلاعات موجود در وبسایت از کاربران را به هیچ شخص ثالثی اعم از حقوقی و یا حقیقی واگذار نکند </text:span><text:span text:style-name="T25">مگر </text:span><text:span text:style-name="T1">با درخواست دستگاه های ذیصلاح.</text:span></text:p>
      <text:p text:style-name="P10"><text:span text:style-name="T1"><text:line-break/>بدیهی است که </text:span><text:span text:style-name="Strong_20_Emphasis"><text:span text:style-name="T1">بیت‌ترپ</text:span></text:span><text:span text:style-name="T1"> درصدد انتشار غیرقانونی آثار و بدون اجازه از صاحب اثر نیست.</text:span></text:p>
      <text:p text:style-name="P10"><text:span text:style-name="T1"><text:s/></text:span><text:span text:style-name="Strong_20_Emphasis"><text:span text:style-name="T1">بیت‌ترپ</text:span></text:span><text:span text:style-name="T1"> </text:span><text:span text:style-name="T2">یک </text:span><text:span text:style-name="T1">رسانه اجتماعی آثار موسیقی است و در همین راستا، هیچ مجموعه و یا شخصی امکان شکایت از بیت‌ ترپ را به اتهامات زیر ندارد:</text:span></text:p>
      <text:p text:style-name="P12"><text:span text:style-name="T41">۱. </text:span>نقض حریم خصوصی</text:p>
      <text:p text:style-name="P12"><text:span text:style-name="T41">۲. </text:span>اعاده حیثیت</text:p>
      <text:p text:style-name="P19"><text:span text:style-name="T42">۳. </text:span>تخریب اعتبار<text:line-break/>بیت‌ ترپ هیچ مسئولیتی در قبال اهلیت کاربران در <text:span text:style-name="Strong_20_Emphasis">بیت‌ترپ</text:span> را ندارد.</text:p>
      <text:p text:style-name="P11"><text:span text:style-name="Strong_20_Emphasis"><text:span text:style-name="T1">بیت‌ترپ</text:span></text:span><text:span text:style-name="T1"> فضایی هم برای فروش خود هم بقیه کاربران فراهم کرده و محصولاتی که در ان ها ذکر شد</text:span><text:span text:style-name="T17">ه</text:span><text:span text:style-name="T1"> متعلق به </text:span><text:span text:style-name="Strong_20_Emphasis"><text:span text:style-name="T1">بیت‌ترپ</text:span></text:span><text:span text:style-name="T1"> هست با </text:span><text:span text:style-name="T2">مسئولیت</text:span><text:span text:style-name="T1"> کامل ما میتوانید خریداری کنید  همچنین </text:span><text:span text:style-name="Strong_20_Emphasis"><text:span text:style-name="T1">بیت‌ترپ</text:span></text:span><text:span text:style-name="T1"> هیچ قراردا</text:span><text:span text:style-name="T18">دی٫ </text:span><text:span text:style-name="T1">تعهدنام</text:span><text:span text:style-name="T18">ه ٫</text:span><text:span text:style-name="T1"> موافقت نامه و یا سندی را اعم از رسمی و غیر رسمی با</text:span><text:span text:style-name="T3">منتشر </text:span><text:span text:style-name="T1">کنندگان آثار حقیقی یا حقوقی منعقد نکرده و نمی‌کند. کاربرانِ </text:span><text:span text:style-name="Strong_20_Emphasis"><text:span text:style-name="T1">بیت‌ترپ</text:span></text:span><text:span text:style-name="T1"> قادر به ویرایش آثار خود از طریق ارتباط با پشتیبانی سایت </text:span><text:span text:style-name="Strong_20_Emphasis"><text:span text:style-name="T1">بیت‌ترپ</text:span></text:span><text:span text:style-name="T1"> هستند.</text:span></text:p>
      <text:p text:style-name="P3"><text:soft-page-break/><text:span text:style-name="T1">محصولاتی ک متعلق به کاربران </text:span><text:span text:style-name="T4">آهنگ</text:span><text:span text:style-name="T1"> ساز است و توسط </text:span><text:span text:style-name="T5">این اشخاص</text:span><text:span text:style-name="T1"> </text:span><text:span text:style-name="T19">ا</text:span><text:span text:style-name="T5">فزوده </text:span><text:span text:style-name="T20">شده است </text:span><text:span text:style-name="T1">را </text:span><text:span text:style-name="Strong_20_Emphasis"><text:span text:style-name="T1">بیت‌ترپ</text:span></text:span><text:span text:style-name="T1">، هیچ‌گونه مسئولیتی را در قبال هر نوع آثار درج شده در سایت نمی‌پذیرد </text:span><text:span text:style-name="T6">و تنها فایل مورد نظر در اختیار شخص خریدار قرار خواهد گرفت</text:span><text:span text:style-name="T1"> و صرفاً آثار درج شده توسط کاربران را نمایش می‌دهد.</text:span></text:p>
      <text:p text:style-name="P4"><text:span text:style-name="T1">مسئولیت هر لینک، مطلب و ادعایی مربوط به </text:span><text:span text:style-name="Strong_20_Emphasis"><text:span text:style-name="T1">بیت‌ترپ</text:span></text:span><text:span text:style-name="T1"> که به واسطه‌ اشخاص حقیقی و حقوقی دیگر در سایت، بلاگ یا شبکه‌های اجتماعی و باقی رسانه‌ها منتشر می‌شود، با خود این افراد است و </text:span><text:span text:style-name="Strong_20_Emphasis"><text:span text:style-name="T1">بیت‌ترپ</text:span></text:span><text:span text:style-name="T1"> مسئولیتی در قبال آنها ندارد . موارد ذکر شده تنها شامل موارد بیشتر و نه محدود به آن ها می باشند.<text:line-break/>تمامی اطلاعات ذخیره شده توسط </text:span><text:span text:style-name="Strong_20_Emphasis"><text:span text:style-name="T1">بیت‌ترپ</text:span></text:span><text:span text:style-name="T1"> تحت شرایط ماده ۸ قانون تجارت الکترونیک ذخیره می شوند.</text:span></text:p>
      <text:p text:style-name="P12"/>
      <text:p text:style-name="P4"><text:span text:style-name="T1">مالکیت مادی و معنوی:<text:line-break/>تمام محتویات </text:span><text:span text:style-name="Strong_20_Emphasis"><text:span text:style-name="T1">بیت‌ترپ</text:span></text:span><text:span text:style-name="T1"> از قبیل متون، گرافیک، تصاویر، علائم تجاری، لوگو، صدا، تصویر، قالب سایت، اسکریپت‌ها و… متعلق به </text:span><text:span text:style-name="Strong_20_Emphasis"><text:span text:style-name="T1">بیت‌ترپ</text:span></text:span><text:span text:style-name="T1"> است و مشمول حمایت‌های مقرر در قوانین مالکیت فکری داخلی و بین‌المللی است.</text:span></text:p>
      <text:p text:style-name="P12">حل اختلاف:<text:line-break/>این توافق<text:span text:style-name="T31">‌</text:span>نامه طبق قوانین و مقررات جمهوری اسلامی ایران تنظیم شده است. هر گونه اختلاف راجع به آن از جمله انعقاد، اعتبار، تفسیر، فسخ، نقض و اجرای آن برای داوری به شورای داوری اتحادیه کسب و کار های اینترنتی ارجاع می‌شود. نظر شورای داوری قطعی‌ و لازم‌ الاجراست. شرط داوری حاضر موافقتنامه‌ای مستقل از قرارداد اصلی تلقی می‌شود و در هر حال قابل اجراست.</text:p>
      <text:p text:style-name="P13">فورس ماژور:<text:line-break/>هیچ یک از طرفین این توافقنامه به دلیل قصور یا تاخیر در اجرای تعهداتش به دلیل حصول شرایطی که فراتر از کنترل معقول وی باشد، مسئول نخواهد بود. این موارد شامل موارد ذیل است اگرچه محدود به آن‌ها نیست:</text:p>
      <text:p text:style-name="P14"><text:s/>آتش سوزی، سیل، زلزله، تصادف، قطع خطوط ارتباطی اینترنت، قطع برق، قطع شبکه و حوادث ناگهانی و غیرقابل پیش‌بینی طبیعی و …</text:p>
      <text:p text:style-name="P5"><text:span text:style-name="T1"><text:line-break/>کلیه مکاتبات به صورت کتبی خواهد بود که از طرف </text:span><text:span text:style-name="Strong_20_Emphasis"><text:span text:style-name="T1">بیت‌ترپ</text:span></text:span><text:span text:style-name="T1"> از طریق ایمیل به نشان</text:span><text:span text:style-name="T7">ی</text:span><text:span text:style-name="T1"> باشد و مطابق ماده ۶ و ۱۲ قانون تجارت این مکاتبات رسمیت لازم و قانونی را دارا می باشند.</text:span></text:p>
      <text:p text:style-name="P20"/>
      <text:p text:style-name="P15">قسمت دوم – بعد از حصول اطمینان از تکمیل سفارش با فشردن دکمه پرداخت در قسمت سبد خرید و پیش فاکتور به درگاه امن پرداخت اینترنتی متصل شده و میتوانید مبلغ را به صورت آنلاین پرداخت نمایید تا فایل های خریداری شده <text:span text:style-name="T32">در قسمت </text:span><text:span text:style-name="T28">پرداختی‌ها</text:span> <text:span text:style-name="T32">قرار گیرد.</text:span></text:p>
      <text:p text:style-name="P12"/>
      <text:p text:style-name="P6"><text:span text:style-name="T25">بعد از خرید </text:span><text:span text:style-name="T26">محصول </text:span><text:span text:style-name="T24">بدون فوت وقت محصول را دانلود کرده زیرا پس‌از یک هفته محصول از </text:span><text:span text:style-name="Strong_20_Emphasis"><text:span text:style-name="T24">سایت </text:span></text:span><text:span text:style-name="Strong_20_Emphasis"><text:span text:style-name="T8">حذف</text:span></text:span><text:span text:style-name="Strong_20_Emphasis"><text:span text:style-name="T24"> خواهد شد.</text:span></text:span></text:p>
      <text:p text:style-name="P16"><text:line-break/></text:p>
      <text:p text:style-name="P12"><text:soft-page-break/>آهنگسازان و ترانه سرایان باید آثار خود را طبق قوانین جمهوری اسلامی ایران نوشته و از نوشتن و خواندن متن یا “تکست” های دارای <text:span text:style-name="T27">الفاظ رکیک</text:span> و مغایر با قوانین کشور <text:span text:style-name="T33">و </text:span><text:s/><text:span text:style-name="T33">قوانین اسلامی</text:span>، روی کلیه آثار سایت بیت‌ ترپ <text:span text:style-name="T27">خودداری </text:span>کنند.</text:p>
      <text:p text:style-name="P12"><text:line-break/>شرایط و ضوابط جدید از تاریخ انتشار در وب سایت، بر نحوه استفاده از آن اعمال خواهد شد، و ممکن است نسبت به داده ها و اطلاعات کاربری و تنظیمات پیشین مؤثر باشد. استفاده از وب سایت حاضر بیانگر پذیرش تمامی موارد اصلاحی است.</text:p>
      <text:p text:style-name="P12"/>
      <text:p text:style-name="P12">تمامی اشخاص حقیقی و حقوقی که از بیت ترپ استفاده می کنند<text:line-break/>(اعم از تعریف شخص در ماده ۲ قانون تجارت الکترونیک).</text:p>
      <text:p text:style-name="P17">تمامی کاربران گرامی باید در هنگام ثبت نام از کلمات مناسبی برای انتخاب نام <text:span text:style-name="T34">و نام</text:span> کاربری استفاده نمایند و در صورت خلاف این امر(سياسی، غير اخلاقی، درج شماره تلفن به جای نام کاربری، الفاظ رکیک، اکانت این فرد <text:span text:style-name="T29">حذف</text:span> خواهد شد<text:span text:style-name="T35">)</text:span></text:p>
      <text:p text:style-name="P17">همچنین برای نظم بیشتر جهت نمایش <text:span text:style-name="T36">نام و </text:span>نام کاربری در <text:span text:style-name="T27">لیست کاربران</text:span> پیشنهاد می شود از حروف انگلیسی استفاده نمایید.</text:p>
      <text:p text:style-name="P12">هرگونه فعالیت سياسی و مذهبی در این سایت به هر نحو (امضاء-آواتار-ایجاد گفت و گو ، پیغام پروفایل و...) ممنوع است. در صورت عدم رعايت، اكانت کاربر <text:span text:style-name="T37">حذف </text:span>خواهد شد.</text:p>
      <text:p text:style-name="P12"><text:line-break/>کپی کردن مقالات سایت های فارسی زبان در این سایت حتی با ذکر منبع ممنوع است.<text:line-break/>(این موضوع شامل wikipedia فارسی هم می شود)</text:p>
      <text:p text:style-name="P12"><text:line-break/>زبان رسمی سایت فارسی است. لطفا <text:span text:style-name="T27">فينگليش </text:span>ننويسيد.</text:p>
      <text:p text:style-name="P18"><text:line-break/>درج هرگونه اطلاعات شخصی (شماره تلفن، آدرس ايميل،تلگرام، ID یاهو و... ) در پست ها ممنوع است.<text:line-break/><text:line-break/>برای امنیت بیشتر جهت گرفتن پاسخ سوال از <text:span text:style-name="T38">قسمت</text:span><text:span text:style-name="T30"> تیکت‌</text:span><text:span text:style-name="T27"> </text:span>استفاده نمایید در صورتی كه مستقیما با یك كاربر از طریق ایمیل، چت و یا هر طریقه دیگری ارتباط داشته باشید سایت هیچ گونه تعهدی در مقابل بوجود آمدن مشكالات احتمالی نخواهد داشت.<text:line-break/>در صورت مشاهده هر گونه بی احترامی به كاربران، مدیران و مسئولان سایت با كاربر مربوطه برخورد خواهد شد و در صورت لزوم <text:span text:style-name="T39">کاربر مسدود</text:span> قطع خواهد شد.<text:line-break/>درخواست و قرار دادن لینک دانلود آهنگ ها و موزیک ویدئو های ایرانی، خارجی ممنوع است<text:line-break/>(این قانون شامل پروژه ها و آهنگ های ساخته شده توسط کاربران سایت نمی شود)<text:line-break/>قرار دادن هرگونه تبلیغ در سایت ممنوع می باشد<text:line-break/>شامل :ایجاد <text:span text:style-name="T40">تیکت</text:span> - پست - امضاء - آواتار - ارسال پیام و عکس شخصی)</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1T15:00:34.867499983</meta:creation-date>
    <dc:date>2021-08-01T16:00:29.364129822</dc:date>
    <meta:editing-duration>PT59M</meta:editing-duration>
    <meta:editing-cycles>110</meta:editing-cycles>
    <meta:generator>LibreOffice/7.1.4.2$Linux_X86_64 LibreOffice_project/10$Build-2</meta:generator>
    <meta:document-statistic meta:table-count="0" meta:image-count="0" meta:object-count="0" meta:page-count="3" meta:paragraph-count="36" meta:word-count="1152" meta:character-count="5810" meta:non-whitespace-character-count="4677"/>
  </office:meta>
</office:document-meta>
</file>